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text-properties style:font-name="Times New Roman" style:text-underline-style="none"/>
    </style:style>
    <style:style style:name="P8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9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274ce4"/>
    </style:style>
    <style:style style:name="P11" style:family="paragraph" style:parent-style-name="Text_20_body">
      <style:paragraph-properties fo:break-before="page"/>
      <style:text-properties fo:color="#333333" loext:opacity="100%" style:font-name="Times New Roman" officeooo:paragraph-rsid="00274ce4"/>
    </style:style>
    <style:style style:name="P12" style:family="paragraph" style:parent-style-name="Text_20_body">
      <style:text-properties fo:color="#333333" loext:opacity="100%" style:font-name="Times New Roman" officeooo:rsid="002567ac" officeooo:paragraph-rsid="002567ac"/>
    </style:style>
    <style:style style:name="P13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" style:family="paragraph" style:parent-style-name="Contents_20_6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6" style:family="paragraph" style:parent-style-name="Heading_20_4">
      <style:paragraph-properties fo:break-before="page"/>
    </style:style>
    <style:style style:name="P17" style:family="paragraph" style:parent-style-name="Heading_20_4">
      <style:paragraph-properties fo:break-before="page"/>
      <style:text-properties officeooo:rsid="00294ca0" officeooo:paragraph-rsid="00294ca0"/>
    </style:style>
    <style:style style:name="P18" style:family="paragraph" style:parent-style-name="Heading_20_5">
      <style:text-properties style:font-name="Times New Roman"/>
    </style:style>
    <style:style style:name="P19" style:family="paragraph" style:parent-style-name="Heading_20_5">
      <style:paragraph-properties fo:break-before="page"/>
    </style:style>
    <style:style style:name="P20" style:family="paragraph" style:parent-style-name="Heading_20_5">
      <style:text-properties officeooo:rsid="00294ca0" officeooo:paragraph-rsid="00294ca0"/>
    </style:style>
    <style:style style:name="P21" style:family="paragraph" style:parent-style-name="Heading_20_6">
      <style:paragraph-properties fo:text-align="start" style:justify-single-word="false"/>
    </style:style>
    <style:style style:name="P22" style:family="paragraph" style:parent-style-name="Heading_20_6">
      <style:paragraph-properties fo:break-before="page"/>
    </style:style>
    <style:style style:name="P23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24" style:family="paragraph" style:parent-style-name="Standard">
      <style:paragraph-properties fo:line-height="200%"/>
      <style:text-properties style:font-name="Times New Roman" style:text-underline-style="none" fo:font-weight="normal" officeooo:rsid="000fe498" officeooo:paragraph-rsid="000fe498" style:font-weight-asian="normal" style:font-weight-complex="normal"/>
    </style:style>
    <style:style style:name="P25" style:family="paragraph" style:parent-style-name="Text_20_body" style:list-style-name="">
      <style:text-properties officeooo:rsid="00274ce4" officeooo:paragraph-rsid="00274ce4"/>
    </style:style>
    <style:style style:name="P26" style:family="paragraph" style:parent-style-name="Text_20_body">
      <style:text-properties fo:color="#333333" loext:opacity="100%" style:font-name="Times New Roman" officeooo:paragraph-rsid="00274ce4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text-properties officeooo:paragraph-rsid="00294ca0"/>
    </style:style>
    <style:style style:name="P29" style:family="paragraph" style:parent-style-name="Text_20_body">
      <style:paragraph-properties fo:break-before="page"/>
      <style:text-properties officeooo:paragraph-rsid="00294ca0"/>
    </style:style>
    <style:style style:name="P30" style:family="paragraph" style:parent-style-name="Text_20_body">
      <style:text-properties style:text-underline-style="none" officeooo:paragraph-rsid="00294ca0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48daf"/>
    </style:style>
    <style:style style:name="T4" style:family="text">
      <style:text-properties officeooo:rsid="002567a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fo:font-size="10pt" style:font-size-asian="10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underline-style="none"/>
    </style:style>
    <style:style style:name="T10" style:family="text">
      <style:text-properties officeooo:rsid="00274ce4"/>
    </style:style>
    <style:style style:name="T11" style:family="text">
      <style:text-properties fo:color="#333333" loext:opacity="100%"/>
    </style:style>
    <style:style style:name="T12" style:family="text">
      <style:text-properties fo:color="#333333" loext:opacity="100%" style:font-name="Times New Roman"/>
    </style:style>
    <style:style style:name="T13" style:family="text">
      <style:text-properties fo:color="#2a6099" loext:opacity="100%"/>
    </style:style>
    <style:style style:name="T14" style:family="text">
      <style:text-properties fo:color="#2a6099" loext:opacity="100%" style:font-name="Times New Roman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248daf"/>
    </style:style>
    <style:style style:name="T17" style:family="text">
      <style:text-properties style:text-underline-style="none" officeooo:rsid="002567ac"/>
    </style:style>
    <style:style style:name="T18" style:family="text">
      <style:text-properties style:text-underline-style="none" officeooo:rsid="00294ca0"/>
    </style:style>
    <style:style style:name="T19" style:family="text">
      <style:text-properties officeooo:rsid="00294ca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Evidencias de producto: GA6-220501096-AA2-EV01 destrezas y conocimientos en el manejo de sentencias DDL y DML de SQL.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8">Catherine Ramirez</text:p>
      <text:p text:style-name="P4"><text:span text:style-name="T4">0</text:span><text:span text:style-name="T19">8</text:span><text:span text:style-name="T1"> </text:span>de <text:span text:style-name="T16">Ju</text:span><text:span text:style-name="T17">l</text:span><text:span text:style-name="T16">io</text:span><text:span text:style-name="T3">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8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4"><text:a xlink:type="simple" xlink:href="#__RefHeading___Toc728_918346479" text:style-name="Index_20_Link" text:visited-style-name="Index_20_Link">Introducción<text:tab/>3</text:a></text:p>
          <text:p text:style-name="P13"><text:a xlink:type="simple" xlink:href="#__RefHeading___Toc730_918346479" text:style-name="Index_20_Link" text:visited-style-name="Index_20_Link">Parte 1.<text:tab/>4</text:a></text:p>
          <text:p text:style-name="P14"><text:a xlink:type="simple" xlink:href="#__RefHeading___Toc540_2607000738" text:style-name="Index_20_Link" text:visited-style-name="Index_20_Link">Procedimiento de almacenado para la creacion de la bd<text:tab/>4</text:a></text:p>
          <text:p text:style-name="P15"><text:a xlink:type="simple" xlink:href="#__RefHeading___Toc732_918346479" text:style-name="Index_20_Link" text:visited-style-name="Index_20_Link">Procedimiento de almacenado para la creacion de las tablas de la base de datos.<text:tab/>4</text:a></text:p>
          <text:p text:style-name="P15"><text:a xlink:type="simple" xlink:href="#__RefHeading___Toc734_918346479" text:style-name="Index_20_Link" text:visited-style-name="Index_20_Link">Procedimiento de almacenado para poblar la bd<text:tab/>6</text:a></text:p>
          <text:p text:style-name="P13"><text:a xlink:type="simple" xlink:href="#__RefHeading___Toc736_918346479" text:style-name="Index_20_Link" text:visited-style-name="Index_20_Link">Parte 2<text:tab/>8</text:a></text:p>
          <text:p text:style-name="P14"><text:a xlink:type="simple" xlink:href="#__RefHeading___Toc744_918346479" text:style-name="Index_20_Link" text:visited-style-name="Index_20_Link">Procedimientos de almacenado para consultar<text:tab/>8</text:a></text:p>
          <text:p text:style-name="P13"><text:a xlink:type="simple" xlink:href="#__RefHeading___Toc738_918346479" text:style-name="Index_20_Link" text:visited-style-name="Index_20_Link">Parte 3<text:tab/>10</text:a></text:p>
          <text:p text:style-name="P14"><text:a xlink:type="simple" xlink:href="#__RefHeading___Toc740_918346479" text:style-name="Index_20_Link" text:visited-style-name="Index_20_Link">Creacion de Funciones<text:tab/>10</text:a></text:p>
          <text:p text:style-name="P14"><text:a xlink:type="simple" xlink:href="#__RefHeading___Toc742_918346479" text:style-name="Index_20_Link" text:visited-style-name="Index_20_Link">Conclusión<text:tab/>11</text:a></text:p>
        </text:index-body>
      </text:table-of-content>
      <text:p text:style-name="P24"/>
      <text:h text:style-name="P19" text:outline-level="5"><text:bookmark-start text:name="__RefHeading___Toc728_918346479"/>Introducción<text:bookmark-end text:name="__RefHeading___Toc728_918346479"/></text:h>
      <text:p text:style-name="P6">En el mundo actual, donde la información es uno de los recursos más valiosos, la creación y manipulación de bases de datos se ha convertido en una habilidad esencial para cualquier profesional en el ámbito de la tecnología y la gestión de información. Las bases de datos permiten almacenar, organizar y recuperar grandes volúmenes de datos de manera eficiente y segura, facilitando la toma de decisiones informadas y el análisis de datos en tiempo real. Este trabajo se enfoca en explorar los fundamentos de la creación y manipulación de bases de datos, abarcando desde los conceptos básicos hasta las prácticas avanzadas que permiten optimizar su rendimiento y asegurar su integridad. A lo largo del desarrollo, se abordarán técnicas y herramientas específicas que son fundamentales para diseñar, implementar y gestionar bases de datos efectivas y robustas.</text:p>
      <text:h text:style-name="P25" text:outline-level="5"/>
      <text:h text:style-name="P17" text:outline-level="4"><text:bookmark-start text:name="__RefHeading___Toc730_918346479"/>Parte 1.<text:bookmark-end text:name="__RefHeading___Toc730_918346479"/></text:h>
      <text:h text:style-name="P20" text:outline-level="5"><text:bookmark-start text:name="__RefHeading___Toc540_2607000738"/>Procedimiento de almacenado para la creacion de la bd<text:bookmark-end text:name="__RefHeading___Toc540_2607000738"/></text:h>
      <text:p text:style-name="P10"/>
      <text:p text:style-name="P26">DELIMITER $$<text:line-break/>CREATE PROCEDURE `crear_bd_laboratorioSQL` ()<text:line-break/>BEGIN<text:line-break/>create database IF NOT EXISTs laboratorioSQL;<text:line-break/>END $$</text:p>
      <text:p text:style-name="P26"/>
      <text:p text:style-name="P26"/>
      <text:h text:style-name="P21" text:outline-level="6" text:is-list-header="true"><text:bookmark-start text:name="__RefHeading___Toc732_918346479"/>Procedimiento de almacenado para la creacion de las tablas de la base de datos.<text:bookmark-end text:name="__RefHeading___Toc732_918346479"/></text:h>
      <text:p text:style-name="P27"/>
      <text:p text:style-name="P27">DELIMITER $$<text:line-break/>USE `laboratoriosql`$$<text:line-break/>CREATE PROCEDURE `crear_tablas` ()<text:line-break/>BEGIN<text:line-break/> CREATE TABLE IF NOT EXISTs <text:s/>Cliente(<text:line-break/><text:tab/>id_cli INT NOT NULL,<text:line-break/> <text:s text:c="3"/>nom_cli VARCHAR (30),<text:line-break/> <text:s text:c="3"/>ape_cli VARCHAR (30),<text:line-break/> <text:s text:c="3"/>dir_cli VARCHAR(100),<text:line-break/> <text:s text:c="3"/>dep_cli VARCHAR(20),<text:line-break/> <text:s text:c="3"/>mes_cum_cli VARCHAR(10),<text:line-break/> <text:s text:c="3"/>PRIMARY KEY(id_cli));<text:line-break/> <text:s text:c="3"/><text:line-break/> <text:s text:c="3"/>CREATE TABLE IF NOT EXISTs Articulo(<text:line-break/><text:tab/>id_art INT NOT NULL,<text:line-break/><text:tab/>tit_art varchar(100),<text:line-break/><text:tab/>aut_art varchar(100),<text:line-break/><text:tab/>edi_art varchar(300),<text:line-break/><text:tab/>prec_art int,<text:line-break/><text:tab/>primary key (id_art));<text:line-break/><text:line-break/>CREATE TABLE IF NOT EXISTs Pedido(<text:line-break/><text:soft-page-break/><text:tab/>id_ped INT NOT NULL,<text:line-break/><text:tab/>id_cli_ped int(11),<text:line-break/><text:tab/>fec_ped date,<text:line-break/><text:tab/>val_ped int,<text:line-break/><text:tab/>primary key (id_ped),<text:line-break/><text:tab/>foreign key (id_cli_ped) REFERENCES Cliente(id_cli));<text:line-break/><text:line-break/>CREATE TABLE IF NOT EXISTs Compania(<text:line-break/><text:tab/>comnit varchar(11),<text:line-break/><text:tab/>comnombre varchar(30),<text:line-break/><text:tab/>comanofun int,<text:line-break/><text:tab/>comreplegal varchar(100),<text:line-break/><text:tab/>primary key(comnit));<text:line-break/> <text:s text:c="3"/><text:line-break/>CREATE TABLE IF NOT EXISTs articuloxpedido(<text:line-break/><text:tab/>id_ped_artped int,<text:line-break/><text:tab/>id_art_artped int,<text:line-break/><text:tab/>can_art_artped int,<text:line-break/><text:tab/>val_ven_art_artped int,<text:line-break/><text:tab/>foreign key (id_ped_artped) references Pedido(id_ped),<text:line-break/><text:tab/>foreign key (id_art_artped) references Articulo(id_art));<text:line-break/> <text:s text:c="3"/><text:line-break/>END$$</text:p>
      <text:h text:style-name="P22" text:outline-level="6"><text:bookmark-start text:name="__RefHeading___Toc734_918346479"/>Procedimiento de almacenado para poblar la bd<text:bookmark-end text:name="__RefHeading___Toc734_918346479"/></text:h>
      <text:p text:style-name="Text_20_body"/>
      <text:p text:style-name="P28">DELIMITER $$<text:line-break/>USE `laboratoriosql`$$<text:line-break/>CREATE PROCEDURE `poblar_tablas` ()<text:line-break/>BEGIN<text:line-break/><text:line-break/>insert ignore into Cliente(<text:line-break/><text:tab/>id_cli,<text:line-break/> <text:s text:c="3"/><text:tab/>nom_cli,<text:line-break/> <text:s text:c="3"/><text:tab/>ape_cli,<text:line-break/> <text:s text:c="2"/><text:tab/> dir_cli,<text:line-break/> <text:s text:c="2"/><text:tab/> dep_cli,<text:line-break/> <text:s text:c="2"/><text:tab/> mes_cum_cli)<text:line-break/> <text:s text:c="3"/>values(63502718,'Maritza','Rojas','Calle 34 No.14-45','Santander','Abril'),<text:line-break/><text:tab/>(13890234,'Roger','Ariza','Cra 30 No 13-45','Antioquia','Junio'),<text:line-break/> <text:s text:c="11"/>(77191956, 'Juan Carlos', 'Arenas', 'Diagonal 23 No 12-34 apto 101', 'Valle', 'Marzo'),<text:line-break/> <text:s text:c="11"/>(1098765789, 'Catalina','Zapata','Av.El Libertador No.30-14','Cauca','Marzo');<text:line-break/><text:line-break/>insert ignore into Articulo(<text:line-break/><text:tab/>id_art,<text:line-break/> <text:s text:c="3"/>tit_art,<text:line-break/> <text:s text:c="3"/>aut_art,<text:line-break/> <text:s text:c="3"/>edi_art,<text:line-break/> <text:s text:c="3"/>prec_art<text:line-break/> <text:s text:c="3"/>)<text:line-break/> <text:s text:c="3"/>values(1, 'Redes Cisco', 'Ernesto Arigasello','Alfaomega-Rama',60000),<text:line-break/><text:tab/>(2, 'Facebook y Twitter para adultos','Valoso Claudio','Alfaomega',52000),<text:line-break/> <text:s text:c="11"/>(3, 'Creacion de un portal con php y MySQL', 'Jacob Pavon Puertas','Alfaomega-<text:tab/>Rama',40000),<text:line-break/> <text:s text:c="11"/>(4, 'Administracion de sistemas operativos', 'Julio Gomez Lopez','Alfaomega-<text:tab/>Rama',55000);</text:p>
      <text:p text:style-name="P28"/>
      <text:p text:style-name="P28"/>
      <text:p text:style-name="P28"><text:line-break/> <text:s text:c="3"/><text:line-break/><text:soft-page-break/> <text:s text:c="3"/>insert ignore into Pedido(<text:line-break/> <text:s text:c="3"/>id_ped,<text:line-break/> <text:s text:c="3"/>id_cli_ped,<text:line-break/> <text:s text:c="3"/>fec_ped,<text:line-break/> <text:s text:c="3"/>val_ped<text:line-break/> <text:s text:c="3"/>)<text:line-break/> <text:s text:c="3"/>values(1,63502718, STR_TO_DATE('25-02-2020','%d-%m-%Y'),120000),<text:line-break/><text:tab/>(2, 77191956, STR_TO_DATE('30-04-2022','%d-%m-%Y'),55000),<text:line-break/> <text:s text:c="11"/>(3,63502718, STR_TO_DATE('10-12-2021','%d-%m-%Y'), 260000),<text:line-break/> <text:s text:c="11"/>(4, 1098765789, STR_TO_DATE('25-02-2020','%d-%m-%Y'),1800000);<text:line-break/> <text:s text:c="3"/><text:line-break/> <text:s text:c="3"/>insert ignore <text:s/>into articuloxpedido(<text:line-break/><text:tab/><text:tab/><text:tab/>id_ped_artped,<text:line-break/> <text:s text:c="11"/>id_art_artped,<text:line-break/> <text:s text:c="11"/>can_art_artped, <text:line-break/> <text:s text:c="11"/>val_ven_art_artped<text:line-break/> <text:s text:c="11"/>)<text:line-break/> <text:s text:c="3"/>values (1,3,5,40000),<text:line-break/><text:tab/>(1,4,12,55000),<text:line-break/> <text:s text:c="11"/>(2,1,5,65000),<text:line-break/> <text:s text:c="11"/>(3,2,10,55000),<text:line-break/> <text:s text:c="11"/>(3,3,12,45000),<text:line-break/> <text:s text:c="11"/>(4,1,20,65000);<text:line-break/> <text:s text:c="3"/><text:line-break/> <text:s text:c="3"/>insert ignore into compania(<text:line-break/><text:tab/>comnit,<text:line-break/> <text:s text:c="11"/>comnombre,<text:line-break/> <text:s text:c="11"/>comanofun,<text:line-break/> <text:s text:c="11"/>comreplegal<text:line-break/> <text:s text:c="11"/>)<text:line-break/> <text:s text:c="3"/>values(800890890-2,'Seguros Atlantida',2020, 'Carlos Lopez'),<text:line-break/><text:tab/>(899999999-1,'Aseguradora Rojas',2021,'Luis Fernando Rojas'),<text:line-break/> <text:s text:c="11"/>(899999999-5,'Seguros del Estado',2022,'Maria Margarita Perez');<text:line-break/>END$$</text:p>
      <text:h text:style-name="P16" text:outline-level="4"><text:bookmark-start text:name="__RefHeading___Toc736_918346479"/>Parte 2<text:bookmark-end text:name="__RefHeading___Toc736_918346479"/></text:h>
      <text:h text:style-name="Heading_20_5" text:outline-level="5"><text:bookmark-start text:name="__RefHeading___Toc744_918346479"/>Procedimientos de almacenado para consultar<text:bookmark-end text:name="__RefHeading___Toc744_918346479"/></text:h>
      <text:p text:style-name="Text_20_body"/>
      <text:p text:style-name="P28">/*Visualizar el nombre, apellido y dirección de todos aquellos clientes que hayan realizado un pedido el día 25/02/2020.*/<text:line-break/>DELIMITER $$<text:line-break/>USE `laboratoriosql`;<text:line-break/>CREATE PROCEDURE `mostrar_clientes`()<text:line-break/>BEGIN<text:line-break/>SELECT nom_cli as nombre, ape_cli as apellido, dir_cli as direccion <text:line-break/>FROM laboratoriosql.pedido<text:line-break/>INNER JOIN cliente as cli ON pedido.id_cli_ped = cli.id_cli<text:line-break/>WHERE fec_ped = '2020-02-25';<text:line-break/>END $$<text:line-break/><text:line-break/>/*Listar todos los pedidos realizados incluyendo el nombre del artículo.*/<text:line-break/>DELIMITER $$<text:line-break/>USE `laboratoriosql`;$$<text:line-break/>CREATE PROCEDURE `listar_compras`()<text:line-break/>BEGIN<text:line-break/>SELECT can_art_artped as cantidad_articulo, val_ven_art_artped as valor_unitario, val_ped as valor_total_pedido,tit_art as titulo, nom_cli as nombre<text:line-break/>FROM articuloxpedido<text:line-break/>INNER JOIN articulo AS art ON id_art_artped = art.id_art<text:line-break/>INNER JOIN pedido as ped ON id_art_artped = ped.id_ped<text:line-break/>inner JOIN cliente as cli ON ped.id_cli_ped = cli.id_cli;<text:line-break/>END $$<text:line-break/></text:p>
      <text:p text:style-name="P29"><text:line-break/>/*Mostrar los pedidos con los respectivos artículos (código, nombre, valor y cantidad pedida).*/<text:line-break/>DELIMITER $$<text:line-break/>USE `laboratoriosql`;$$<text:line-break/>CREATE PROCEDURE `listar_pedidos`()<text:line-break/>BEGIN<text:line-break/>SELECT id_ped as codigo,tit_art as titulo, val_ven_art_artped as valor_unitario, can_art_artped as cantidad<text:line-break/>FROM articuloxpedido<text:line-break/>INNER JOIN articulo AS art ON id_art_artped = art.id_art<text:line-break/>INNER JOIN pedido as ped ON id_art_artped = ped.id_ped<text:line-break/>inner JOIN cliente as cli ON ped.id_cli_ped = cli.id_cli;<text:line-break/>END $$<text:line-break/><text:line-break/>/*Visualizar los datos de las empresas fundadas entre el año 2020 y 2021.*/<text:line-break/>DELIMITER $$<text:line-break/>USE `laboratoriosql`;$$<text:line-break/>CREATE PROCEDURE `listar_companias`()<text:line-break/>BEGIN<text:line-break/>SELECT * <text:line-break/>FROM laboratoriosql.compania<text:line-break/>WHERE comanofun between 2020 and 2021;<text:line-break/>END $$<text:line-break/><text:line-break/><text:line-break/>/*Visualizar todos los clientes organizados por apellido.*/<text:line-break/>DELIMITER $$<text:line-break/>USE `laboratoriosql`;<text:line-break/>CREATE PROCEDURE `listar_clientes_apellido`()<text:line-break/>SELECT *<text:line-break/>FROM cliente<text:line-break/>ORDER BY ape_cli ASC;<text:line-break/>END $$<text:line-break/><text:line-break/></text:p>
      <text:h text:style-name="P16" text:outline-level="4"><text:bookmark-start text:name="__RefHeading___Toc738_918346479"/>Parte 3<text:bookmark-end text:name="__RefHeading___Toc738_918346479"/></text:h>
      <text:h text:style-name="Heading_20_5" text:outline-level="5"><text:bookmark-start text:name="__RefHeading___Toc740_918346479"/>Creacion de Funciones<text:bookmark-end text:name="__RefHeading___Toc740_918346479"/></text:h>
      <text:p text:style-name="Text_20_body"/>
      <text:p text:style-name="P30">/*Visualizar el nombre del cliente, la fecha y el valor del pedido más costoso. */</text:p>
      <text:p text:style-name="P28"><text:span text:style-name="T15">DELIMITER $$<text:line-break/>create function mostrar_precio()<text:line-break/>returns varchar(100)<text:line-break/>deterministic<text:line-break/>begin<text:line-break/>declare result varchar(100);<text:line-break/>set result = (SELECT concat(nom_cli,' ',fec_ped,' ',val_ped)<text:line-break/>FROM laboratoriosql.pedido<text:line-break/>INNER JOIN cliente ON cliente.id_cli = id_cli_ped<text:line-break/>JOIN (SELECT max(val_ped) as maximo FROM pedido) as max on pedido.val_ped = maximo);<text:line-break/>return result;<text:line-break/>END$$</text:span></text:p>
      <text:p text:style-name="P28"><text:span text:style-name="T15"/></text:p>
      <text:p text:style-name="P30">/*Mostrar cuantos artículos se tienen de cada editorial <text:s/>*/</text:p>
      <text:p text:style-name="P28"><text:span text:style-name="T15">DELIMITER $$<text:line-break/>create function mostrar_cantidad()<text:line-break/>returns varchar(100)<text:line-break/>deterministic<text:line-break/>begin<text:line-break/>declare result varchar(100);<text:line-break/>set result = (select concat(count(tit_art) ,' ', edi_art) as cantidad_editorial<text:line-break/>FROM articulo<text:line-break/>GROUP BY edi_art);<text:line-break/>return result;<text:line-break/>END$$</text:span></text:p>
      <text:h text:style-name="P19" text:outline-level="5"><text:bookmark-start text:name="__RefHeading___Toc742_918346479"/>Conclusión<text:bookmark-end text:name="__RefHeading___Toc742_918346479"/></text:h>
      <text:p text:style-name="P7">La creación y manipulación de bases de datos no solo es una tarea técnica, sino también un arte que combina lógica, diseño y conocimiento profundo de las necesidades de información de una organización. A lo largo de este trabajo, hemos explorado los aspectos esenciales que conforman esta disciplina, desde la planificación y el diseño de esquemas de bases de datos hasta la implementación de consultas complejas y la gestión del rendimiento. Al dominar estas habilidades, los profesionales pueden asegurar que los datos sean accesibles, precisos y útiles, proporcionando una base sólida para la toma de decisiones y la innovación continua. La capacidad de gestionar bases de datos de manera eficiente es, sin duda, una competencia clave en el entorno dinámico y orientado a datos en el que vivimos hoy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57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8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9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11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8:36:00</meta:creation-date>
    <dc:date>2024-07-08T23:32:44.076000000</dc:date>
    <meta:editing-duration>P4DT1H43M20S</meta:editing-duration>
    <meta:editing-cycles>26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0" meta:object-count="0" meta:page-count="11" meta:paragraph-count="40" meta:word-count="1020" meta:character-count="8286" meta:non-whitespace-character-count="6866"/>
  </office:meta>
</office:document-meta>
</file>